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456d" officeooo:paragraph-rsid="000f456d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0f456d" officeooo:paragraph-rsid="000f456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00d6c" officeooo:paragraph-rsid="0019da82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0d6c" officeooo:paragraph-rsid="001603e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371bb" officeooo:paragraph-rsid="001371b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50b2" officeooo:paragraph-rsid="0014cdb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1f5f" officeooo:paragraph-rsid="0014cdbb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38294" officeooo:paragraph-rsid="001603e3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2a567" officeooo:paragraph-rsid="001603e3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9da82" officeooo:paragraph-rsid="0019da82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cdbcb" officeooo:paragraph-rsid="001cdbcb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1960c" officeooo:paragraph-rsid="0021960c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3cc66" officeooo:paragraph-rsid="0023cc6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25fa54" officeooo:paragraph-rsid="0025fa54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2b2825" officeooo:paragraph-rsid="002b2825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3017ea" officeooo:paragraph-rsid="003017ea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3017ea" officeooo:paragraph-rsid="003f8456"/>
    </style:style>
    <style:style style:name="T1" style:family="text">
      <style:text-properties officeooo:rsid="0010f2ac"/>
    </style:style>
    <style:style style:name="T2" style:family="text">
      <style:text-properties officeooo:rsid="0014cdbb"/>
    </style:style>
    <style:style style:name="T3" style:family="text">
      <style:text-properties officeooo:rsid="00144dee"/>
    </style:style>
    <style:style style:name="T4" style:family="text">
      <style:text-properties officeooo:rsid="001603e3"/>
    </style:style>
    <style:style style:name="T5" style:family="text">
      <style:text-properties officeooo:rsid="0018aa10"/>
    </style:style>
    <style:style style:name="T6" style:family="text">
      <style:text-properties officeooo:rsid="0030240a"/>
    </style:style>
    <style:style style:name="T7" style:family="text">
      <style:text-properties officeooo:rsid="0038ab56"/>
    </style:style>
    <style:style style:name="T8" style:family="text">
      <style:text-properties officeooo:rsid="00390efd"/>
    </style:style>
    <style:style style:name="T9" style:family="text">
      <style:text-properties officeooo:rsid="00396891"/>
    </style:style>
    <style:style style:name="T10" style:family="text">
      <style:text-properties officeooo:rsid="003a4f4c"/>
    </style:style>
    <style:style style:name="T11" style:family="text">
      <style:text-properties officeooo:rsid="003bae78"/>
    </style:style>
    <style:style style:name="T12" style:family="text">
      <style:text-properties officeooo:rsid="004237ea"/>
    </style:style>
    <style:style style:name="T13" style:family="text">
      <style:text-properties officeooo:rsid="0043f638"/>
    </style:style>
    <style:style style:name="T14" style:family="text">
      <style:text-properties officeooo:rsid="0044455e"/>
    </style:style>
    <style:style style:name="T15" style:family="text">
      <style:text-properties officeooo:rsid="0048fc2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 <text:span text:style-name="T2">TERMINAL </text:span>LINUX</text:p>
      <text:p text:style-name="P1"/>
      <text:list xml:id="list2693397106" text:style-name="L1">
        <text:list-item>
          <text:p text:style-name="P2">chmod : untuk mengubah izin file</text:p>
        </text:list-item>
        <text:list-item>
          <text:p text:style-name="P3">sudo chmod +x <text:span text:style-name="T5">(nama program / aplikasi) : Ubah izin file instalasi agar dapat dieksekusi</text:span></text:p>
        </text:list-item>
        <text:list-item>
          <text:p text:style-name="P2">+x : operator untuk menambahkan izin eksekusi</text:p>
        </text:list-item>
        <text:list-item>
          <text:p text:style-name="P2">-<text:span text:style-name="T1">rf (recursive force) : untuk menghapus folder dan semua isinya secara permanen termasuk file yang tidak bisa di hapus secara normal</text:span></text:p>
        </text:list-item>
        <text:list-item>
          <text:p text:style-name="P5">sudo rm -rm (nama program/aplikasi) : untuk menghapus folder beserta isinya secara permanen</text:p>
        </text:list-item>
        <text:list-item>
          <text:p text:style-name="P5">sudo rm -r (nama file) : untuk menghapus file </text:p>
        </text:list-item>
        <text:list-item>
          <text:p text:style-name="P6">(nama <text:span text:style-name="T2">program/aplikasi</text:span>) cancel : <text:span text:style-name="T2">membatalkan proses</text:span></text:p>
        </text:list-item>
        <text:list-item>
          <text:p text:style-name="P7">./install.sh : menginstall aplikasi / perangkat lunak <text:span text:style-name="T12">yang berada didalam folder</text:span></text:p>
        </text:list-item>
        <text:list-item>
          <text:p text:style-name="P8">sudo dpkg -<text:span text:style-name="T3">r</text:span> (nama file) : meng<text:span text:style-name="T3">u</text:span>n<text:span text:style-name="T3">in</text:span>stall paket perangkat lunak dari file.deb di sistem linux</text:p>
        </text:list-item>
        <text:list-item>
          <text:p text:style-name="P8">sudo dpkg -i (nama file) : menginstall paket perangkat lunak dari file.deb di sistem linux</text:p>
        </text:list-item>
        <text:list-item>
          <text:p text:style-name="P9">sudo apt remove -r (nama aplikasi) : menghapus aplikasi dengan secara keseluruhan</text:p>
        </text:list-item>
        <text:list-item>
          <text:p text:style-name="P9">sudo apt remove (nama aplikasi) : menghapus aplikasi</text:p>
        </text:list-item>
        <text:list-item>
          <text:p text:style-name="P4">sudo shutdown -f : Mematikan laptop secara paksa</text:p>
        </text:list-item>
        <text:list-item>
          <text:p text:style-name="P4">sudo shutdown -h 60 (1ment) : <text:span text:style-name="T4">mematikan laptop dengan timer (waktu)</text:span></text:p>
        </text:list-item>
        <text:list-item>
          <text:p text:style-name="P4">sudo shutdown -h now : Mematikan laptop secara langsung sebagai super user</text:p>
        </text:list-item>
        <text:list-item>
          <text:p text:style-name="P4">shutdown -h now : Mematikan laptop secara langsung dan perlu konfirmasi</text:p>
        </text:list-item>
        <text:list-item>
          <text:p text:style-name="P4">halt : Mematikan laptop tanpa menampilkan konfirmasi</text:p>
        </text:list-item>
        <text:list-item>
          <text:p text:style-name="P4">poweroff : Mematikan semua proses yang berjalan sebelum mematikan laptop</text:p>
        </text:list-item>
        <text:list-item>
          <text:p text:style-name="P10">lsblk : untuk melihat daftar partisi</text:p>
        </text:list-item>
        <text:list-item>
          <text:p text:style-name="P10">./xampp-linux-x64-7.4.33-0-installer.run : menjalankan file installasi</text:p>
        </text:list-item>
        <text:list-item>
          <text:p text:style-name="P11">sudo apt check : untuk mengecek paket yang mengalami error / broken</text:p>
        </text:list-item>
        <text:list-item>
          <text:p text:style-name="P11">apt –fix broken install : untuk solusi mengatasi paket yang mengalami broken/error</text:p>
        </text:list-item>
        <text:list-item>
          <text:p text:style-name="P12">dpkg -l : untuk menampilkan daftar semua paket yang di install di sistem anda</text:p>
        </text:list-item>
        <text:list-item>
          <text:p text:style-name="P13">uname -a : untuk mengecek versi linux</text:p>
        </text:list-item>
        <text:list-item>
          <text:p text:style-name="P14">ps aux | grep synaptic : perintah untuk menghentikan proses synaptic yang sudah berjalan</text:p>
        </text:list-item>
        <text:list-item>
          <text:p text:style-name="P15">lsb_release -irc : untuk menampilkan informasi tentang sistem anda, termasuk kernelnya</text:p>
        </text:list-item>
        <text:list-item>
          <text:p text:style-name="P16">hostnamectl : untuk meng<text:span text:style-name="T6">etahui nama serta detail dari perangkat komputer kita</text:span></text:p>
        </text:list-item>
        <text:list-item>
          <text:p text:style-name="P16">sudo service apache2 status : <text:span text:style-name="T7">mengecek status </text:span><text:span text:style-name="T9">phpmyadmin</text:span><text:span text:style-name="T7"> </text:span></text:p>
        </text:list-item>
        <text:list-item>
          <text:p text:style-name="P16">sudo apt install apache2 -y : <text:span text:style-name="T8">menginstall phpmyadmin server</text:span></text:p>
        </text:list-item>
        <text:list-item>
          <text:p text:style-name="P16">sudo ufw app list : <text:span text:style-name="T10">untuk menampilkan aplikasi yang memiliki profil firewall di UFW.</text:span></text:p>
        </text:list-item>
        <text:list-item>
          <text:p text:style-name="P16">sudo ufw app info "Apache Full" / <text:span text:style-name="T11">(nama aplikasi)</text:span> : digunakan untuk menampilkan informasi tentang profil firewall "Apache Full" di UFW.</text:p>
        </text:list-item>
        <text:list-item>
          <text:p text:style-name="P16">Ls : untuk melihat isi dari sebuah direktori atau folder</text:p>
        </text:list-item>
        <text:list-item>
          <text:p text:style-name="P17">cd : untuk berpindah direktori</text:p>
        </text:list-item>
        <text:list-item>
          <text:p text:style-name="P17">pwd : untuk menampilkan direktori saat ini</text:p>
        </text:list-item>
        <text:list-item>
          <text:p text:style-name="P17">echo : untuk menampilkan teks</text:p>
        </text:list-item>
        <text:list-item>
          <text:p text:style-name="P17">man : untuk melihat manual dari sebuah perintah</text:p>
        </text:list-item>
        <text:list-item>
          <text:p text:style-name="P17">mkdir : untuk membuat direktori baru</text:p>
        </text:list-item>
        <text:list-item>
          <text:p text:style-name="P17">rmdir : untuk menghapus direktori kosong</text:p>
        </text:list-item>
        <text:list-item>
          <text:p text:style-name="P17">cp : untuk menyalin file atau direktori</text:p>
        </text:list-item>
        <text:list-item>
          <text:p text:style-name="P17">mv : untuk memindahkan file atau direktori</text:p>
        </text:list-item>
        <text:list-item>
          <text:p text:style-name="P17">rm : untuk menghapus file atau direktori</text:p>
        </text:list-item>
        <text:list-item>
          <text:p text:style-name="P17">useradd : untuk membuat pengguna baru</text:p>
        </text:list-item>
        <text:list-item>
          <text:p text:style-name="P17">userdel : untuk menghapus pengguna</text:p>
        </text:list-item>
        <text:list-item>
          <text:p text:style-name="P17">passwd : untuk mengubah password pengguna</text:p>
        </text:list-item>
        <text:list-item>
          <text:p text:style-name="P17">groupadd : untuk membuat grup baru</text:p>
        </text:list-item>
        <text:list-item>
          <text:p text:style-name="P17">groupdel : untuk menghapus grup</text:p>
        </text:list-item>
        <text:list-item>
          <text:p text:style-name="P17">lshw : untuk menampilkan informasi tentang perangkat keras</text:p>
        </text:list-item>
        <text:list-item>
          <text:p text:style-name="P17"><text:soft-page-break/>uname : untuk menampilkan informasi tentang kernel</text:p>
        </text:list-item>
        <text:list-item>
          <text:p text:style-name="P17">uptime : untuk menampilkan waktu uptime sistem</text:p>
        </text:list-item>
        <text:list-item>
          <text:p text:style-name="P17">df : untuk menampilkan penggunaan ruang disk</text:p>
        </text:list-item>
        <text:list-item>
          <text:p text:style-name="P17">ifconfig : untuk menampilkan informasi tentang antarmuka jaringan</text:p>
        </text:list-item>
        <text:list-item>
          <text:p text:style-name="P17">ping : untuk memeriksa koneksi jaringan</text:p>
        </text:list-item>
        <text:list-item>
          <text:p text:style-name="P17">traceroute : untuk melacak rute paket data melalui jaringan</text:p>
        </text:list-item>
        <text:list-item>
          <text:p text:style-name="P17">systemctl start : untuk memulai layanan</text:p>
        </text:list-item>
        <text:list-item>
          <text:p text:style-name="P17">systemctl stop : untuk menghentikan layanan</text:p>
        </text:list-item>
        <text:list-item>
          <text:p text:style-name="P17">systemctl enable : untuk mengaktifkan layanan</text:p>
        </text:list-item>
        <text:list-item>
          <text:p text:style-name="P17">systemctl disable : untuk menonaktifkan layanan</text:p>
        </text:list-item>
        <text:list-item>
          <text:p text:style-name="P17">apt install : untuk menginstal program</text:p>
        </text:list-item>
        <text:list-item>
          <text:p text:style-name="P17">apt remove : untuk menghapus program</text:p>
        </text:list-item>
        <text:list-item>
          <text:p text:style-name="P17">apt update : untuk memperbarui daftar paket</text:p>
        </text:list-item>
        <text:list-item>
          <text:p text:style-name="P17">apt upgrade : untuk memperbarui paket yang sudah terinstal</text:p>
        </text:list-item>
        <text:list-item>
          <text:p text:style-name="P17">nano : untuk mengedit skrip</text:p>
        </text:list-item>
        <text:list-item>
          <text:p text:style-name="P17">bash : untuk menjalankan skrip</text:p>
        </text:list-item>
        <text:list-item>
          <text:p text:style-name="P17">chmod : untuk mengubah izin file</text:p>
        </text:list-item>
        <text:list-item>
          <text:p text:style-name="P17">sudo rm -rf ~/.conky : <text:span text:style-name="T13">menghapus direktori secara permanen yang berektensi .namaAplikasi</text:span></text:p>
        </text:list-item>
        <text:list-item>
          <text:p text:style-name="P17">apt list –installed : <text:span text:style-name="T14">untuk menampilkan daftar software/aplikasi yang terinstall pada linux</text:span></text:p>
        </text:list-item>
        <text:list-item>
          <text:p text:style-name="P17">hostnamectl : <text:span text:style-name="T15">mengecek detail versi linux </text:span></text:p>
          <text:p text:style-name="P4"/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8:57:07.048951040</meta:creation-date>
    <dc:date>2024-01-13T14:32:43.142957665</dc:date>
    <meta:editing-duration>PT23H15M51S</meta:editing-duration>
    <meta:editing-cycles>29</meta:editing-cycles>
    <meta:generator>LibreOffice/7.3.7.2$Linux_X86_64 LibreOffice_project/30$Build-2</meta:generator>
    <meta:document-statistic meta:table-count="0" meta:image-count="0" meta:object-count="0" meta:page-count="2" meta:paragraph-count="68" meta:word-count="657" meta:character-count="4031" meta:non-whitespace-character-count="3506"/>
  </office:meta>
</office:document-meta>
</file>